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AFUR DIAZ, OSCA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IX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UIZ VASQUEZ, SEGUNDO ABE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742035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1/10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1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2 - Trans. Aer. Caja con Aves BB</text:p>
          </table:table-cell>
          <table:table-cell table:style-name="Tableau1.A2" office:value-type="string">
            <text:p text:style-name="P14">115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11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 NEGRO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9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30T22:42:0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